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4pt" fo:font-weight="bold" officeooo:rsid="00194b69" officeooo:paragraph-rsid="00194b69" style:font-size-asian="21pt" style:font-weight-asian="bold" style:font-size-complex="24pt" style:font-weight-complex="bold"/>
    </style:style>
    <style:style style:name="P2" style:family="paragraph" style:parent-style-name="Standard">
      <style:text-properties fo:font-size="20pt" fo:font-weight="bold" officeooo:rsid="00194b69" officeooo:paragraph-rsid="00194b69" style:font-size-asian="17.5pt" style:font-weight-asian="bold" style:font-size-complex="20pt" style:font-weight-complex="bold"/>
    </style:style>
    <style:style style:name="P3" style:family="paragraph" style:parent-style-name="Standard">
      <style:text-properties fo:font-size="16pt" style:text-underline-style="solid" style:text-underline-width="auto" style:text-underline-color="font-color" fo:font-weight="normal" officeooo:rsid="00194b69" officeooo:paragraph-rsid="00194b69" style:font-size-asian="14pt" style:font-weight-asian="normal" style:font-size-complex="16pt" style:font-weight-complex="normal"/>
    </style:style>
    <style:style style:name="P4" style:family="paragraph" style:parent-style-name="Standard">
      <style:text-properties fo:font-size="12pt" style:text-underline-style="none" fo:font-weight="normal" officeooo:rsid="00194b69" officeooo:paragraph-rsid="00194b69"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ae7e8" officeooo:paragraph-rsid="001ae7e8"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b5fa4" officeooo:paragraph-rsid="001b5fa4"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94b69" officeooo:paragraph-rsid="001baa8e" style:font-size-asian="10.5pt" style:font-weight-asian="normal" style:font-size-complex="12pt" style:font-weight-complex="normal"/>
    </style:style>
    <style:style style:name="P8" style:family="paragraph" style:parent-style-name="Standard">
      <style:text-properties fo:font-size="16pt" style:text-underline-style="solid" style:text-underline-width="auto" style:text-underline-color="font-color" fo:font-weight="normal" officeooo:rsid="00194b69" officeooo:paragraph-rsid="001c85a5" style:font-size-asian="14pt" style:font-weight-asian="normal" style:font-size-complex="16pt" style:font-weight-complex="normal"/>
    </style:style>
    <style:style style:name="P9" style:family="paragraph" style:parent-style-name="Standard">
      <style:text-properties fo:font-size="12pt" style:text-underline-style="none" fo:font-weight="normal" officeooo:rsid="00194b69" officeooo:paragraph-rsid="001c85a5" style:font-size-asian="10.5pt" style:font-weight-asian="normal" style:font-size-complex="12pt" style:font-weight-complex="normal"/>
    </style:style>
    <style:style style:name="P10" style:family="paragraph" style:parent-style-name="Standard">
      <style:text-properties fo:font-size="12pt" fo:font-weight="normal" officeooo:rsid="00194b69" officeooo:paragraph-rsid="00194b69" style:font-size-asian="10.5pt" style:font-weight-asian="normal" style:font-size-complex="12pt" style:font-weight-complex="normal"/>
    </style:style>
    <style:style style:name="T1" style:family="text">
      <style:text-properties officeooo:rsid="001b5fa4"/>
    </style:style>
    <style:style style:name="T2" style:family="text">
      <style:text-properties officeooo:rsid="001e1866"/>
    </style:style>
    <style:style style:name="T3" style:family="text">
      <style:text-properties officeooo:rsid="001fd3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eeCodeCamp Forms and Tables Notes</text:p>
      <text:p text:style-name="P2"/>
      <text:p text:style-name="P2">1. Working with Forms</text:p>
      <text:p text:style-name="P2"/>
      <text:p text:style-name="P3">1.1 Forms, Labels, Inputs</text:p>
      <text:p text:style-name="P3"/>
      <text:p text:style-name="P4">The `form` element in HTML is used to gather user information, such as names and email addresses.</text:p>
      <text:p text:style-name="P4"/>
      <text:p text:style-name="P4">Here is an example of a form element:</text:p>
      <text:p text:style-name="P4"/>
      <text:p text:style-name="P5">```</text:p>
      <text:p text:style-name="P4">&lt;form action="url-goes-here"&gt;</text:p>
      <text:p text:style-name="P4"><text:s text:c="2"/>&lt;!-- input elements go here --&gt;</text:p>
      <text:p text:style-name="P4">&lt;/form&gt;</text:p>
      <text:p text:style-name="P5">```</text:p>
      <text:p text:style-name="P4"/>
      <text:p text:style-name="P4">The `action` attribute specifies where the form data will be sent upon submission.</text:p>
      <text:p text:style-name="P5">`input` element is used to collect information</text:p>
      <text:p text:style-name="P5"/>
      <text:p text:style-name="P5">Here is an example of using an input element.</text:p>
      <text:p text:style-name="P5"/>
      <text:p text:style-name="P5">```</text:p>
      <text:p text:style-name="P5">&lt;form action=""&gt;</text:p>
      <text:p text:style-name="P5"><text:s text:c="2"/>&lt;input type="text" /&gt;</text:p>
      <text:p text:style-name="P5">&lt;/form&gt;</text:p>
      <text:p text:style-name="P5">```</text:p>
      <text:p text:style-name="P5"/>
      <text:p text:style-name="P5">`input` elements are void elements and do not have closing tags.</text:p>
      <text:p text:style-name="P5">The `type` attribute defines the data type expected from the user.</text:p>
      <text:p text:style-name="P5">To add a label for the input, you would use a `label` element.</text:p>
      <text:p text:style-name="P5"/>
      <text:p text:style-name="P5">Here is an example of using a label element with the text of Full Name:</text:p>
      <text:p text:style-name="P5"/>
      <text:p text:style-name="P5">```</text:p>
      <text:p text:style-name="P5">&lt;form action=""&gt;</text:p>
      <text:p text:style-name="P5"><text:s text:c="2"/>&lt;label&gt;</text:p>
      <text:p text:style-name="P5"><text:s text:c="4"/>Full Name:</text:p>
      <text:p text:style-name="P5"><text:s text:c="4"/>&lt;input type="text" /&gt;</text:p>
      <text:p text:style-name="P5"><text:s text:c="2"/>&lt;/label&gt;</text:p>
      <text:p text:style-name="P5">&lt;/form&gt;</text:p>
      <text:p text:style-name="P5">```</text:p>
      <text:p text:style-name="P5"/>
      <text:p text:style-name="P5">By nesting an `input` inside a `label` element, you create an implicit association between the label and the input field.</text:p>
      <text:p text:style-name="P5">To explicitly associate a `label` with an `input`, you can use the `for` attribute.</text:p>
      <text:p text:style-name="P5"/>
      <text:p text:style-name="P5"/>
      <text:p text:style-name="P5"/>
      <text:p text:style-name="P5"><text:soft-page-break/>Here is an example of using the `for` attribute for an email address `label`.</text:p>
      <text:p text:style-name="P5"/>
      <text:p text:style-name="P5">```</text:p>
      <text:p text:style-name="P5">&lt;form action=""&gt;</text:p>
      <text:p text:style-name="P5"><text:s text:c="2"/>&lt;label for="email"&gt; Email Address: &lt;/label&gt;</text:p>
      <text:p text:style-name="P5"><text:s text:c="2"/>&lt;input type="email" id="email" /&gt;</text:p>
      <text:p text:style-name="P5">&lt;/form&gt;</text:p>
      <text:p text:style-name="P5">```</text:p>
      <text:p text:style-name="P5"><text:s/><text:span text:style-name="T1">T</text:span>he values for the `for` attribute and `id` need to be the same</text:p>
      <text:p text:style-name="P5"/>
      <text:p text:style-name="P6">The email type in the `input` provides basic validation for correctly formatted email addresses.</text:p>
      <text:p text:style-name="P5"/>
      <text:p text:style-name="P4"><text:s/><text:span text:style-name="T1">H</text:span>ints to the users about the expected input, you can use the `placeholder` attribute.</text:p>
      <text:p text:style-name="P4"/>
      <text:p text:style-name="P4">Here is an example using the placeholder attribute inside the email input.</text:p>
      <text:p text:style-name="P4"/>
      <text:p text:style-name="P4">```</text:p>
      <text:p text:style-name="P4">&lt;form action=""&gt;</text:p>
      <text:p text:style-name="P4"><text:s text:c="2"/>&lt;label for="email"&gt; Email Address: &lt;/label&gt;</text:p>
      <text:p text:style-name="P4"><text:s text:c="2"/>&lt;input type="email" id="email" placeholder="example@email.com" /&gt;</text:p>
      <text:p text:style-name="P4">&lt;/form&gt;</text:p>
      <text:p text:style-name="P4">```</text:p>
      <text:p text:style-name="P4"/>
      <text:p text:style-name="P3">1.2 Different Types Of Buttons <text:s/>and Use cases</text:p>
      <text:p text:style-name="P3"/>
      <text:p text:style-name="P4">The `button` element is used to perform a particular action when it is activated.</text:p>
      <text:p text:style-name="P4"/>
      <text:p text:style-name="P4">Here is an example of a `button` element with the button text of Start Game.</text:p>
      <text:p text:style-name="P4"/>
      <text:p text:style-name="P4">```</text:p>
      <text:p text:style-name="P4">&lt;button&gt;Start Game&lt;/button&gt;</text:p>
      <text:p text:style-name="P4">```</text:p>
      <text:p text:style-name="P4"><text:span text:style-name="T1">E</text:span>xamples of using the `button` element include submitting a form, showing a modal, or toggling a side menu open and closed</text:p>
      <text:p text:style-name="P4"/>
      <text:p text:style-name="P4">`button` element has a `type` attribute which controls the behavio<text:span text:style-name="T1">u</text:span>r of the button when it is activated</text:p>
      <text:p text:style-name="P4"/>
      <text:p text:style-name="P4">The first possible value for the `type` attribute would be the `button` type.</text:p>
      <text:p text:style-name="P4"/>
      <text:p text:style-name="P4">Here is an example of using the button element with the `button` type and a text of Show Alert:</text:p>
      <text:p text:style-name="P4"/>
      <text:p text:style-name="P4">```</text:p>
      <text:p text:style-name="P4">&lt;button type="button"&gt;Show Alert&lt;/button&gt;</text:p>
      <text:p text:style-name="P4">```</text:p>
      <text:p text:style-name="P4"/>
      <text:p text:style-name="P4"/>
      <text:p text:style-name="P4"/>
      <text:p text:style-name="P4"/>
      <text:p text:style-name="P4"/>
      <text:p text:style-name="P4"/>
      <text:p text:style-name="P4"/>
      <text:p text:style-name="P4"><text:soft-page-break/>Here is an example of using a button element with the submit type.</text:p>
      <text:p text:style-name="P4"/>
      <text:p text:style-name="P4">```</text:p>
      <text:p text:style-name="P4">&lt;form action=""&gt;</text:p>
      <text:p text:style-name="P4"><text:s text:c="2"/>&lt;label for="email"&gt;Email address:&lt;/label&gt;</text:p>
      <text:p text:style-name="P4"><text:s text:c="2"/>&lt;input type="email" id="email" name="email" /&gt;</text:p>
      <text:p text:style-name="P4"><text:s text:c="2"/>&lt;button type="submit"&gt;Submit form&lt;/button&gt;</text:p>
      <text:p text:style-name="P4">&lt;/form&gt;</text:p>
      <text:p text:style-name="P4">```</text:p>
      <text:p text:style-name="P4"/>
      <text:p text:style-name="P4">Here is an example of a form element with `reset` and `submit` buttons.</text:p>
      <text:p text:style-name="P4"/>
      <text:p text:style-name="P4">```</text:p>
      <text:p text:style-name="P4">&lt;form action=""&gt;</text:p>
      <text:p text:style-name="P4"><text:s text:c="2"/>&lt;label for="email"&gt;Email address:&lt;/label&gt;</text:p>
      <text:p text:style-name="P4"><text:s text:c="2"/>&lt;input type="email" id="email" name="email" /&gt;</text:p>
      <text:p text:style-name="P4"><text:s text:c="2"/>&lt;button type="reset"&gt;Reset form&lt;/button&gt;</text:p>
      <text:p text:style-name="P4"><text:s text:c="2"/>&lt;button type="submit"&gt;Submit form&lt;/button&gt;</text:p>
      <text:p text:style-name="P4">&lt;/form&gt;</text:p>
      <text:p text:style-name="P4">```</text:p>
      <text:p text:style-name="P4"/>
      <text:p text:style-name="P4">When the user clicks on the `reset` button, then it will clear out all of their input data.</text:p>
      <text:p text:style-name="P4">It is important to note that `reset` buttons are usually not the best idea because they could lead to users accidentally resetting their data.</text:p>
      <text:p text:style-name="P4">Also, multiple buttons in your form could clutter up the user interface.</text:p>
      <text:p text:style-name="P4"/>
      <text:p text:style-name="P4">Another way to create buttons in HTML is to use the `input` element.</text:p>
      <text:p text:style-name="P4">The input element also has a `type` attribute with the possible values of submit, reset, and button.</text:p>
      <text:p text:style-name="P4">Here is an example of using the input element with the type set to button:</text:p>
      <text:p text:style-name="P4"/>
      <text:p text:style-name="P4">```</text:p>
      <text:p text:style-name="P4">&lt;input class="start-btn" type="button" value="Start Game" /&gt;</text:p>
      <text:p text:style-name="P4">&lt;script src="index.js"&gt;&lt;/script&gt;</text:p>
      <text:p text:style-name="P4"/>
      <text:p text:style-name="P4">The `value` attribute is used to show the button text.</text:p>
      <text:p text:style-name="P4"/>
      <text:p text:style-name="P4">So, what is the difference between using the `input` and `button` elements? </text:p>
      <text:p text:style-name="P7">`input` elements are void elements, which means they cannot have child nodes, such as text, and can only have a start tag.</text:p>
      <text:p text:style-name="P7">On the other hand, the button element offers more flexibility because you can nest text, images, and icons inside it.</text:p>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1.3 What is Client-Side Form Validation in HTML Forms</text:p>
      <text:p text:style-name="P3"/>
      <text:p text:style-name="P4">HTML form controls, like inputs, have a lot of built-in validation that you can use to check for invalid data</text:p>
      <text:p text:style-name="P4"><text:span text:style-name="T2">E</text:span>nsure that the user fixes these mistakes before the information is submitted and processed by the server</text:p>
      <text:p text:style-name="P4"/>
      <text:p text:style-name="P4"><text:span text:style-name="T2">C</text:span>lient-side refers to everything that happens on the user's computer or device, like the part of a website or app you interact with directly.</text:p>
      <text:p text:style-name="P4">This includes the layout, design, and any interactive features.</text:p>
      <text:p text:style-name="P4"/>
      <text:p text:style-name="P4"><text:span text:style-name="T2">S</text:span>erver-side refers to everything that happens on the server, the computer, or system, that hosts the website or app. This includes processing data, running applications, and handling requests that come from the user's device.</text:p>
      <text:p text:style-name="P8"/>
      <text:p text:style-name="P9">While client-side validation is important, you also need server-side validation for added security.</text:p>
      <text:p text:style-name="P9">Malicious users can bypass client-side checks, so robust server-side measures are essential.</text:p>
      <text:p text:style-name="P9">You'll learn more about this in a later module.</text:p>
      <text:p text:style-name="P9">For now, let's take a look at some examples of client-side form validation.</text:p>
      <text:p text:style-name="P9"/>
      <text:p text:style-name="P9"><text:span text:style-name="T3">C</text:span>ommon example of built-in form validation is to use the `required` attribute in inputs</text:p>
      <text:p text:style-name="P9">`required` attribute specifies that the user needs to fill out that portion of the form before it gets submitted</text:p>
      <text:p text:style-name="P9"/>
      <text:p text:style-name="P9">Here is an example of using the required attribute in an email input.</text:p>
      <text:p text:style-name="P9"/>
      <text:p text:style-name="P9">```</text:p>
      <text:p text:style-name="P9">&lt;form action=""&gt;</text:p>
      <text:p text:style-name="P9"><text:s text:c="2"/>&lt;label for="email"&gt;Email Address (Required field):&lt;/label&gt;</text:p>
      <text:p text:style-name="P9"><text:s text:c="2"/>&lt;input required type="email" name="email" id="email" /&gt;</text:p>
      <text:p text:style-name="P9"><text:s text:c="2"/>&lt;button type="submit"&gt;Submit Form&lt;/button&gt;</text:p>
      <text:p text:style-name="P9">&lt;/form&gt;</text:p>
      <text:p text:style-name="P9">```</text:p>
      <text:p text:style-name="P9"/>
      <text:p text:style-name="P9">Another advantage of using the email input is that email inputs have some basic validation to ensure correctly formatted email addresses.</text:p>
      <text:p text:style-name="P9">For example, if you type in random words and click submit, then the browser will show an alert that an @ sign is missin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Other forms of validation for email inputs are to use the `minlength` and `maxlength` attributes</text:p>
      <text:p text:style-name="P9"/>
      <text:p text:style-name="P9">```</text:p>
      <text:p text:style-name="P9">&lt;form action=""&gt;</text:p>
      <text:p text:style-name="P9"><text:s text:c="2"/>&lt;label for="email"&gt;Email Address (Required field):&lt;/label&gt;</text:p>
      <text:p text:style-name="P9"><text:s text:c="2"/>&lt;input</text:p>
      <text:p text:style-name="P9"><text:s text:c="4"/>required</text:p>
      <text:p text:style-name="P9"><text:s text:c="4"/>type="email"</text:p>
      <text:p text:style-name="P9"><text:s text:c="4"/>name="email"</text:p>
      <text:p text:style-name="P9"><text:s text:c="4"/>id="email"</text:p>
      <text:p text:style-name="P9"><text:s text:c="4"/>minlength="4"</text:p>
      <text:p text:style-name="P9"><text:s text:c="4"/>maxlength="64"</text:p>
      <text:p text:style-name="P9"><text:s text:c="2"/>/&gt;</text:p>
      <text:p text:style-name="P9"><text:s text:c="2"/>&lt;button type="submit"&gt;Submit Form&lt;/button&gt;</text:p>
      <text:p text:style-name="P9">&lt;/form&gt;</text:p>
      <text:p text:style-name="P9">```</text:p>
      <text:p text:style-name="P9"/>
      <text:p text:style-name="P8">1.4 Different Form States and their importance</text:p>
      <text:p text:style-name="P3"/>
      <text:p text:style-name="P4">In HTML, form controls, like inputs, can be in different stages or conditions like a focused state, readonly state, or disabled state.</text:p>
      <text:p text:style-name="P4"/>
      <text:p text:style-name="P4">The first state would be considered the default state.</text:p>
      <text:p text:style-name="P4">The default state of an email address input is a blank input.</text:p>
      <text:p text:style-name="P4">That is what the email input looks like when it is first rendered on the page.</text:p>
      <text:p text:style-name="P4"/>
      <text:p text:style-name="P4">```</text:p>
      <text:p text:style-name="P4">&lt;input type="email" name="email" id="email" /&gt;</text:p>
      <text:p text:style-name="P4">```</text:p>
      <text:p text:style-name="P4"/>
      <text:p text:style-name="P4">When the user clicks on a form control or selects it with the keyboard's tab key, then that means it is in the focused state.</text:p>
      <text:p text:style-name="P4">When an input is in the focused state, most browsers will show a blue highlighted border around the input.</text:p>
      <text:p text:style-name="P4">But you can choose to add additional styles in CSS.</text:p>
      <text:p text:style-name="P4"/>
      <text:p text:style-name="P4">Click on any part of the whitespace in the preview window and then press the tab key to see the focus state.</text:p>
      <text:p text:style-name="P4"/>
      <text:p text:style-name="P4">```</text:p>
      <text:p text:style-name="P4">&lt;input type="email" name="email" id="email" /&gt;</text:p>
      <text:p text:style-name="P4">```</text:p>
      <text:p text:style-name="P4"/>
      <text:p text:style-name="P4">Another form state is the disabled state.</text:p>
      <text:p text:style-name="P4">This state shows users that an input cannot be focused or activated.</text:p>
      <text:p text:style-name="P4"/>
      <text:p text:style-name="P4">Enable the interactive editor and try clicking on the email input and you will notice that it will not focus anymore.</text:p>
      <text:p text:style-name="P4"/>
      <text:p text:style-name="P4">```</text:p>
      <text:p text:style-name="P4">&lt;input disabled type="email" name="email" id="email" /&gt;</text:p>
      <text:p text:style-name="P4">```</text:p>
      <text:p text:style-name="P4"><text:soft-page-break/></text:p>
      <text:p text:style-name="P4">Similar to the focused state, you can choose to add additional styles for the disabled state using CSS.</text:p>
      <text:p text:style-name="P4"/>
      <text:p text:style-name="P4">Another type of form state is the readonly state.</text:p>
      <text:p text:style-name="P4">This is when a form control, like an input, is not editable by the user.</text:p>
      <text:p text:style-name="P4">Here is an example of setting an email input to read-only.</text:p>
      <text:p text:style-name="P4">The value attribute is used to set the value shown inside the input field.</text:p>
      <text:p text:style-name="P4"/>
      <text:p text:style-name="P4">Enable the interactive editor and try editing the current value of example@email.com in the preview window, and you will notice that is not possible.</text:p>
      <text:p text:style-name="P4"/>
      <text:p text:style-name="P4">```</text:p>
      <text:p text:style-name="P4">&lt;input</text:p>
      <text:p text:style-name="P4"><text:s text:c="2"/>readonly</text:p>
      <text:p text:style-name="P4"><text:s text:c="2"/>type="email"</text:p>
      <text:p text:style-name="P4"><text:s text:c="2"/>name="email"</text:p>
      <text:p text:style-name="P4"><text:s text:c="2"/>id="email"</text:p>
      <text:p text:style-name="P4"><text:s text:c="2"/>value="example@email.com"</text:p>
      <text:p text:style-name="P4">/&gt;</text:p>
      <text:p text:style-name="P4">```</text:p>
      <text:p text:style-name="P4"/>
      <text:p text:style-name="P4">A key difference between the disabled state and readonly state is that readonly can be focused while the disabled state cannot.</text:p>
      <text:p text:style-name="P4"/>
      <text:p text:style-name="P4">Understanding the different form states is important because they ensure a smooth user experience by providing clear feedback and guidance while handling errors.</text:p>
      <text:p text:style-name="P4"/>
      <text:p text:style-name="P2">2. Working with Tables</text:p>
      <text:p text:style-name="P3">2.1 HTML Tables</text:p>
      <text:p text:style-name="P3"/>
      <text:p text:style-name="P4">Here's the simplest table we can create that includes all of these elements:</text:p>
      <text:p text:style-name="P4"/>
      <text:p text:style-name="P4">```</text:p>
      <text:p text:style-name="P4">&lt;table&gt;</text:p>
      <text:p text:style-name="P4"><text:s text:c="2"/>&lt;thead&gt;</text:p>
      <text:p text:style-name="P4"><text:s text:c="4"/>&lt;tr&gt;</text:p>
      <text:p text:style-name="P4"><text:s text:c="6"/>&lt;th&gt;The title of this table&lt;/th&gt;</text:p>
      <text:p text:style-name="P4"><text:s text:c="4"/>&lt;/tr&gt;</text:p>
      <text:p text:style-name="P4"><text:s text:c="2"/>&lt;/thead&gt;</text:p>
      <text:p text:style-name="P4"><text:s text:c="2"/>&lt;tbody&gt;</text:p>
      <text:p text:style-name="P4"><text:s text:c="4"/>&lt;tr&gt;</text:p>
      <text:p text:style-name="P4"><text:s text:c="6"/>&lt;th&gt;First Row&lt;/th&gt;</text:p>
      <text:p text:style-name="P4"><text:s text:c="6"/>&lt;td&gt;</text:p>
      <text:p text:style-name="P4"><text:s text:c="8"/>First Data Cell</text:p>
      <text:p text:style-name="P4"><text:s text:c="6"/>&lt;/td&gt;</text:p>
      <text:p text:style-name="P4"><text:s text:c="4"/>&lt;/tr&gt;</text:p>
      <text:p text:style-name="P4"><text:s text:c="4"/>&lt;tr&gt;</text:p>
      <text:p text:style-name="P4"><text:s text:c="6"/>&lt;th&gt;Second Row&lt;/th&gt;</text:p>
      <text:p text:style-name="P4"><text:s text:c="6"/>&lt;td&gt;</text:p>
      <text:p text:style-name="P4"><text:s text:c="8"/>Second Data Cell</text:p>
      <text:p text:style-name="P4"><text:soft-page-break/><text:s text:c="6"/>&lt;/td&gt;</text:p>
      <text:p text:style-name="P4"><text:s text:c="4"/>&lt;/tr&gt;</text:p>
      <text:p text:style-name="P4"><text:s text:c="2"/>&lt;/tbody&gt;</text:p>
      <text:p text:style-name="P4"><text:s text:c="2"/>&lt;tfoot&gt;</text:p>
      <text:p text:style-name="P4"><text:s text:c="4"/>&lt;tr&gt;</text:p>
      <text:p text:style-name="P4"><text:s text:c="6"/>&lt;th&gt;The footer of this table, which might contain date of publication, author credits, or other meta information.&lt;/th&gt;</text:p>
      <text:p text:style-name="P4"><text:s text:c="4"/>&lt;/tr&gt;</text:p>
      <text:p text:style-name="P4"><text:s text:c="2"/>&lt;/tfoot&gt;</text:p>
      <text:p text:style-name="P4">&lt;/table&gt;</text:p>
      <text:p text:style-name="P4">```</text:p>
      <text:p text:style-name="P4"/>
      <text:p text:style-name="P4">main table element</text:p>
      <text:p text:style-name="P4">Inside it, the table has a table head element, thead, table body element, tbody, and a table foot element, tfoot.</text:p>
      <text:p text:style-name="P4"/>
      <text:p text:style-name="P4">The table head, body, and foot elements can each contain some number of table rows, tr.</text:p>
      <text:p text:style-name="P4">And each table row can contain a table header th which labels the data in that row.</text:p>
      <text:p text:style-name="P4">It can also contain some number of individual data cells, called table data, td.</text:p>
      <text:p text:style-name="P4"/>
      <text:p text:style-name="P4">Data itself is always within a tr – and within that tr element is a th element with a header, and a td element with data.</text:p>
      <text:p text:style-name="P4"/>
      <text:p text:style-name="P4">Some websites will choose to use divs to build their own tables, better to use the table element instead.</text:p>
      <text:p text:style-name="P4"/>
      <text:p text:style-name="P4">Use HTML tables for their original intended purpose: displaying tabular data</text:p>
      <text:p text:style-name="P4"/>
      <text:p text:style-name="P2">3. Working with HTML Tools</text:p>
      <text:p text:style-name="P3">3.1 HTML Validator and debugging code</text:p>
      <text:p text:style-name="P3"/>
      <text:p text:style-name="P4">HTML is a very forgiving language – elements still render even when you make mistakes, like forgetting to include a closing tag.</text:p>
      <text:p text:style-name="P4"/>
      <text:p text:style-name="P4"><text:span text:style-name="T3">L</text:span>et's say you have an h2 element without a closing tag will still render fine</text:p>
      <text:p text:style-name="P4"/>
      <text:p text:style-name="P4">This happens because browsers use a parsing algorithm that handles common errors and tries to render HTML as closely as possible to the author's intention.</text:p>
      <text:p text:style-name="P4"/>
      <text:p text:style-name="P4">But this could backfire sometimes.</text:p>
      <text:p text:style-name="P4"/>
      <text:p text:style-name="P4">As a result, the paragraph element under the `h2` without a closing `h2` tag renders as heading 2.</text:p>
      <text:p text:style-name="P4">This is why you need an HTML validator</text:p>
      <text:p text:style-name="P4"/>
      <text:p text:style-name="P4">An HTML validator is a tool that checks the validity of your HTML code against the standard HTML specifications.</text:p>
      <text:p text:style-name="P4">It helps you identify errors and warnings in your HTML code, ensuring your web pages are correctly structured and compliant with web standards.</text:p>
      <text:p text:style-name="P4"/>
      <text:p text:style-name="P4">Using an HTML validator benefits not only you and your future code reviews, but also anybody else going through your code, such as your teammates and open-source contributors.</text:p>
      <text:p text:style-name="P4"><text:soft-page-break/></text:p>
      <text:p text:style-name="P4">There are several HTML validators out there you can use. The most widely accepted one is the w3.org markup validation service.</text:p>
      <text:p text:style-name="P4"/>
      <text:p text:style-name="P4">When you visit the site validator.w3.org, you can click on the Validate by Direct Input button and paste in your HTML code.</text:p>
      <text:p text:style-name="P4"/>
      <text:p text:style-name="P4">When you click on the Check button, then a list of results will display with the errors that need to be fixed.</text:p>
      <text:p text:style-name="P4"/>
      <text:p text:style-name="P4">Another HTML validator that you can use is jsonformatter.org.</text:p>
      <text:p text:style-name="P4"/>
      <text:p text:style-name="P4">You can copy and paste your HTML code inside the first editor, and when you click on the Validate button, it will show you any errors you have in your code.</text:p>
      <text:p text:style-name="P4"/>
      <text:p text:style-name="P3">3.2 DOM inspector and DevTools to debug and build projects</text:p>
      <text:p text:style-name="P10"/>
      <text:p text:style-name="P10">The process of finding and fixing these bugs is known as debugging.</text:p>
      <text:p text:style-name="P10">To debug your code, you will need to use some tools provided by your browser</text:p>
      <text:p text:style-name="P10"/>
      <text:p text:style-name="P10">Two important tools to use would be the DOM inspector and developer tools.</text:p>
      <text:p text:style-name="P10"/>
      <text:p text:style-name="P10">The DOM inspector allows you to inspect the HTML structure of the page you are on.</text:p>
      <text:p text:style-name="P10"/>
      <text:p text:style-name="P10">The DOM stands for Document Object Model. It is a tree-like structure that represents the elements on a page. You will learn more about the DOM in later modules.</text:p>
      <text:p text:style-name="P10"/>
      <text:p text:style-name="P10">The developer tools allow you to inspect the HTML, CSS, and JavaScript of the page you are on.</text:p>
      <text:p text:style-name="P10"/>
      <text:p text:style-name="P10">To see what the issue might be, you can use the developer tools.</text:p>
      <text:p text:style-name="P10"/>
      <text:p text:style-name="P10">To open the developer tools in your browser, you can right-click on the page and select Inspect.</text:p>
      <text:p text:style-name="P10"/>
      <text:p text:style-name="P10">You can also use Control Shift I on your PC keyboard or Command Option I on your Mac.</text:p>
      <text:p text:style-name="P10"/>
      <text:p text:style-name="P10">When you open developer tools in Google Chrome, you'll see a number of tabs. The first tab is called the Elements tab. This tab shows you the HTML structure of the page you are on.</text:p>
      <text:p text:style-name="P10"/>
      <text:p text:style-name="P10">The second tab is called the Console tab. This tab shows you any errors that might be occurring on the page.</text:p>
      <text:p text:style-name="P10"/>
      <text:p text:style-name="P10">In the situation where you have a broken link, you can check the console to see the error messages for that broken link. The common message that continues to display for the broken link is the 404 error. The 404 error indicates that the page is not found.</text:p>
      <text:p text:style-name="P10"/>
      <text:p text:style-name="P10">This lets us know that the issue is with the URL in the anchor element. When you inspect the href value you will see there is a typ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3T13:34:34.878559000</meta:creation-date>
    <dc:date>2025-12-15T18:06:04.193264000</dc:date>
    <meta:editing-duration>PT2H45M9S</meta:editing-duration>
    <meta:editing-cycles>2</meta:editing-cycles>
    <meta:generator>LibreOffice/25.2.7.2$Windows_X86_64 LibreOffice_project/5cbfd1ab6520636bb5f7b99185aa69bd7456825d</meta:generator>
    <meta:document-statistic meta:table-count="0" meta:image-count="0" meta:object-count="0" meta:page-count="8" meta:paragraph-count="236" meta:word-count="2052" meta:character-count="12384" meta:non-whitespace-character-count="10369"/>
  </office:meta>
</office:document-meta>
</file>